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1" style:list-style-name="WWNum1">
      <style:text-properties officeooo:rsid="0000934d" officeooo:paragraph-rsid="0000934d"/>
    </style:style>
    <style:style style:name="P2" style:family="paragraph" style:parent-style-name="Heading_20_2">
      <style:text-properties officeooo:rsid="0000934d" officeooo:paragraph-rsid="0000934d"/>
    </style:style>
    <style:style style:name="P3" style:family="paragraph" style:parent-style-name="Standard">
      <style:text-properties officeooo:rsid="0000934d" officeooo:paragraph-rsid="0000934d"/>
    </style:style>
    <style:style style:name="P4" style:family="paragraph" style:parent-style-name="Text_20_body">
      <style:text-properties officeooo:paragraph-rsid="0000934d"/>
    </style:style>
    <style:style style:name="T1" style:family="text">
      <style:text-properties officeooo:rsid="000093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">
        <text:list-item>
          <text:h text:style-name="P1" text:outline-level="1">Dry Tortugas</text:h>
        </text:list-item>
      </text:list>
      <text:p text:style-name="P4"><text:span text:style-name="T1">Dry Tortugas is 70 miles out from Key West, so the only ways to get there are by boat or plane. </text:span>We <text:span text:style-name="T1">weren’t able to reserve spots on the ferry or plane, so Donna booked a charter with </text:span><text:a xlink:type="simple" xlink:href="https://finzdivecenter.com/" text:style-name="Internet_20_link" text:visited-style-name="Visited_20_Internet_20_Link"><text:span text:style-name="T1">Finz Dive Center</text:span></text:a><text:span text:style-name="T1"> to take us out: that turned out to be a great thing. </text:span></text:p>
      <text:h text:style-name="P2" text:outline-level="2">The Trip Out</text:h>
      <text:p text:style-name="P3">Captain Kelly</text:p>
      <text:h text:style-name="P2" text:outline-level="2">Fort Jefferson</text:h>
      <text:h text:style-name="P2" text:outline-level="2">Snorkeling</text:h>
      <text:p text:style-name="P3">[Sean] I was a bit apprehensive about going snorkeling: it had been nearly 50 years since I did my PADI certification in Okinawa. I did a few brief trial runs in the pool, but wasn’t really sure how comfortable I’d be. But I wanted to give it a fair shot. Captain Kelly said the water was a warm 78 degrees, so I passed on the wetsuit, flippered up, and flopped into the water … only to see a <text:a xlink:type="simple" xlink:href="https://en.wikipedia.org/wiki/Caribbean_reef_shark" text:style-name="Internet_20_link" text:visited-style-name="Visited_20_Internet_20_Link">reef shark</text:a> about 10 feet below! That freaked me out a bit, and I swam back to the boat: but Kelly said he wouldn’t bother us, so I pressed on.</text:p>
      <text:p text:style-name="P3">They had taken us near a shipwreck, just about a foot of which was poking out of the water. Captain Mike had said we had about a 30 minute window before the changing tide would cause a stronger current (he was right), so we swam around, looking at the fish, the wreck, and the undersea life.</text:p>
      <text:h text:style-name="P2" text:outline-level="2">Loggerhead Key</text:h>
      <text:h text:style-name="P2" text:outline-level="2">Heading Back</text:h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WWNum1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Songti SC" style:font-family-asian="'Songti SC'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Songti SC" style:font-family-asian="'Songti SC'" style:font-family-generic-asian="system" style:font-pitch-asian="variable" style:font-size-asian="13pt" style:font-name-complex="Mangal" style:font-family-complex="Mangal" style:font-family-generic-complex="system" style:font-pitch-complex="variable" style:font-size-complex="11.5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6</meta:editing-cycles>
    <meta:creation-date>2023-03-12T15:04:00</meta:creation-date>
    <dc:date>2023-03-12T19:43:23.559495129</dc:date>
    <dc:language>en-US</dc:language>
    <meta:editing-duration>PT37M59S</meta:editing-duration>
    <meta:generator>LibreOffice/7.5.0.3$MacOSX_X86_64 LibreOffice_project/c21113d003cd3efa8c53188764377a8272d9d6de</meta:generator>
    <meta:document-statistic meta:table-count="0" meta:image-count="0" meta:object-count="0" meta:page-count="1" meta:paragraph-count="10" meta:word-count="231" meta:character-count="1166" meta:non-whitespace-character-count="944"/>
    <meta:user-defined meta:name="AppVersion">16.0000</meta:user-defined>
    <meta:template xlink:type="simple" xlink:actuate="onRequest" xlink:title="Normal.dotm" xlink:href=""/>
  </office:meta>
</office:document-meta>
</file>